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color="#000000"/>
    </style:style>
    <style:style style:name="P3" style:family="paragraph" style:parent-style-name="Text_20_body">
      <style:paragraph-properties fo:break-before="page"/>
      <style:text-properties fo:color="#000000"/>
    </style:style>
    <style:style style:name="P4" style:family="paragraph" style:parent-style-name="Text_20_body" style:list-style-name="L1">
      <style:text-properties fo:color="#000000"/>
    </style:style>
    <style:style style:name="P5" style:family="paragraph" style:parent-style-name="Heading_20_1">
      <style:paragraph-properties fo:break-before="page"/>
    </style:style>
    <style:style style:name="P6" style:family="paragraph" style:parent-style-name="Обычный1" style:master-page-name="MPF0">
      <style:paragraph-properties fo:line-height="100%" fo:text-align="center" style:justify-single-word="false" style:page-number="3" fo:break-before="page"/>
    </style:style>
    <style:style style:name="T1" style:family="text">
      <style:text-properties fo:color="#000000" fo:language="en" fo:country="US"/>
    </style:style>
    <style:style style:name="T2" style:family="text">
      <style:text-properties fo:color="#000000" style:font-name="Times New Roman" fo:language="en" fo:country="US"/>
    </style:style>
    <style:style style:name="T3" style:family="text">
      <style:text-properties fo:color="#000000" style:font-name="Times New Roman" fo:font-size="14pt" fo:language="en" fo:country="US" style:font-name-asian="TimesNewRomanPSMT" style:font-size-asian="14pt" style:font-name-complex="TimesNewRomanPSMT" style:font-size-complex="14pt"/>
    </style:style>
    <style:style style:name="T4" style:family="text">
      <style:text-properties style:use-window-font-color="true" style:font-name="Times New Roman" fo:font-size="14pt" style:font-name-asian="ArialMT" style:font-size-asian="14pt" style:font-name-complex="ArialM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6"><text:span text:style-name="Default_20_Paragraph_20_Font"><text:span text:style-name="T1"/></text:span></text:p>
      <text:h text:style-name="P5" text:outline-level="1"><text:span text:style-name="Default_20_Paragraph_20_Font"><text:span text:style-name="T2">ОХРАНА ТРУДА И ЭКОЛОГИЧЕСКАЯ БЕЗОПАСНОСТЬ</text:span></text:span></text:h>
      <text:h text:style-name="Heading_20_2" text:outline-level="2"><text:span text:style-name="Default_20_Paragraph_20_Font"><text:span text:style-name="T3">Проектирование мер по обеспечению эргономических требований к организации рабочего места разработчика Интернет – приложений</text:span></text:span></text:h>
      <text:p text:style-name="P2">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text:p>
      <text:p text:style-name="P2">Опишем алгоритм таких мероприятий:</text:p>
      <text:list xml:id="list519217925" text:style-name="L1">
        <text:list-item>
          <text:p text:style-name="P4">создание полного описания характеристик проектируемого рабочего места <text:s/>с учетом особенностей его эксплуатации;</text:p>
        </text:list-item>
        <text:list-item>
          <text:p text:style-name="P4">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4">оценка эргономичности принятых решений.</text:p>
        </text:list-item>
      </text:list>
      <text:p text:style-name="P2">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2">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p>
      <text:p text:style-name="P2">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электрическим током и при возникновении пожара. Медико-профилактические <text:soft-page-break/>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мероприятия.</text:p>
      <text:p text:style-name="P2">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2">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p>
      <text:p text:style-name="P2">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p>
      <text:p text:style-name="P2">Воспалительные заболевания <text:span text:style-name="T4">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перестает выполнять свои функции. Она перерождается в абсолютно не </text:span><text:soft-page-break/><text:span text:style-name="T4">функциональную (не патогенную, но бесполезную) ткань.</text:span></text:p>
      <text:p text:style-name="P2">Кроме того, воздействие компьютера осложняет течение беременности и родов, неблагоприятно влияет на плод. Существуют записи о поступлении жалою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text:p>
      <text:p text:style-name="P2">При организации рабочего места сотрудников предприятия следует обеспечить соответствие конструкции всех элементов рабочего места и их взаимного положения эргономическим требованиям. Конструкция рабочего стола должна обеспечивать оптимальное размещение на рабочей поверхности используемого оборудования с учётом его количества и конструктивных особенностей, характера выполняемой работы.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text:p>
      <text:p text:style-name="P2">Высота рабочей поверхности стола должна регулироваться в пределах 680-800 мм; при отсутствии такой возможности высота рабочей поверхности стола должна составлять 725 мм. Модульными размерами рабочей поверхности стола для компьютера, на основании которых должны рассчитываться конструктивные размеры, следует считать: ширину 800, 1000, 1200 и 1400 мм, глубину 800 и 1000 мм при нерегулируемой его высоте, равной 725 мм. Рабочий стол должен иметь пространство для ног высотой не менее 600 мм, шириной не менее 500 мм, глубиной на уровне колеи не менее 450 мм и на уровне вытянутых ног не менее 650 мм. Рабочая поверхность стола не должна иметь острых углов и краев. Регулировка высоты стола может быть частично заменена возможностью регулировки высоты сидения.</text:p>
      <text:p text:style-name="P2">Для исключения попадания отраженных бликов в глаза пользователей покрытие рабочей поверхности стола должно иметь матовую или полуматовую фактуру. </text:p>
      <text:p text:style-name="P2">Конструкция рабочего стула (кресла) должна обеспечивать поддержание рациональной рабочей позы при работе с персональным компьютером, позволять изменять позу с целью снижения статического напряжения мышц шейно-плечевой области и спины для предупреждения развития утомления. Тип <text:soft-page-break/>рабочего стула (кресла) должен выбираться в зависимости от характера и продолжительности работы с компьютером.</text:p>
      <text:p text:style-name="P2">На рабочем месте сотрудников должны обеспечиваться параметры микроклимата, которые при длительном и систематическом воздействии на человека обеспечивают сохранение нормального функционального и теплового состояния организма, без напряжения терморегуляции и являются предпосылкой высокого уровня работоспособности. Для этого рабочие места сотрудников должны иметь как возможность своевременного проветривания помещения, так и возможность использования регуляторов температуры.</text:p>
      <text:p text:style-name="P2">Рабочее место должно быть оборудовано также подставкой для ног, имеющей ширину не менее 300 мм, глубину не менее 400 мм, регулировку по высоте в пределах до 150 мм и по углу наклона опорной поверхности подставки до 20 градусов. Поверхность подставки должна быть рифленой и иметь по переднему краю бортик высотой 10 мм.</text:p>
      <text:p text:style-name="P2">Клавиатура должна быть изготовлена в виде отдельного устройства с возможностью свободного размещения. В соответствии с эргономическими требованиями монитор должен располагаться выше поверхности, на которой установлена клавиатура, что следует учитывать при компоновке рабочего места. Располагать клавиатуру надо на расстоянии 100-300 мм от переднего края стола, чтобы запястья рук опирались на стол, либо на специальной, регулируемой по высоте рабочей поверхности, отделенной от основной столешницы. Клавиатура должна быть достаточно плоской, иметь опорное приспособление, позволяющее изменять угол наклона её поверхности в пределах от 5 до 15 градусов. Кресло и клавиатура должны быть удобно размещены так, чтобы не приходилось дотягиваться до них. Это поможет снизить нагрузку на локтевой сустав. Общая причина такой болезни это уменьшение количества выделяемой смазочной жидкости для данного сустава; происходит трение костей и хрящей друг о друга. В результате человек чувствует постоянную ноющую боль.</text:p>
      <text:p text:style-name="P2">Для эффективного использования манипулятора типа «мышь» необходим специальный коврик-планшет. Он должен удовлетворять основным критериям: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text:p>
      <text:p text:style-name="P2">Естественное освещение должно осуществляться через светопроемы, ориентированные преимущественно на север и северо-восток и обеспечивать <text:soft-page-break/>коэффициент естественной освещенности не ниже 1.5%. Искусственное освещение в помещениях с компьютерами должно осуществляться системой общего равномерного освещения. В производственных и административного-общественных помещениях, в случаях преимущественной работы с документами, допускается применение системы комбинированного освещения (к общему освещению дополнительно устанавливаются светильники местного освещения, предназначенные для освещения зоны расположения документов не более 300 лк). Освещенность на поверхности стола в зоне размещения рабочего документа должна быть 300-500 лк.</text:p>
      <text:p text:style-name="P2">Для более безопасного и продуктивного труда сотрудника необходимо уделять огромное внимание эксплуатируемой технике. Вычислительная техника должна соответствовать современным технологиям развития компьютерной техники. Руководство предприятия должно следить за своевременным обновлением аппаратно-программного комплекса рабочего места сотрудника. В качестве текущих показателей желательно использование жидко-кристаллических мониторов.</text:p>
      <text:p text:style-name="P2">Для борьбы с монотонной нагрузкой рекомендуется перемена деятельности, музыкальные паузы, интенсивные раздражители малой продолжительности (повышение освещение на 20-30% в течении 1-3 минут), физические упражнения для глаз и для организма человека в целом. Особое внимание требуется уделять смене положения всего организма (например небольшая прогулка), а также физическим упражнениям для глаз и пальцев рук.</text:p>
      <text:p text:style-name="P2">В данном разделе были указаны условия, определяющие оптимальную организацию рабочего места пользователя, позволяющие сохранить хорошую работоспособность в течение всего рабочего дня и уменьшить его утомляемость.</text:p>
      <text:p text:style-name="P2"/>
      <text:p text:style-name="P2"/>
      <text:p text:style-name="P2"><text:a xlink:type="simple" xlink:href="http://www.rhr.ru/index/midday/6976,0.html"/></text:p>
      <text:p text:style-name="P3"><text:a xlink:type="simple" xlink:href="http://www.rhr.ru/index/midday/6976,0.html">http://www.rhr.ru/index/midday/6976,0.html</text:a></text:p>
      <text:p text:style-name="P2">Оскерко Т. Работа за компьютером. Вопросы охраны труда / Т. Оскерко. - Минск: Регистр, 2007. - 144 с.</text:p>
      <text:p text:style-name="P2">Шумилин В.К. Охрана труда на рабочих местах с компьютером / В. К. Шумилин, Е. П. Палькеев, В. М. Баринова, Е. В. Пашаева - М.: Нела-Информ, 2004. 160 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07T15:27:49</dc:date>
    <meta:editing-cycles>454</meta:editing-cycles>
    <meta:editing-duration>PT67H51M31S</meta:editing-duration>
    <meta:document-statistic meta:table-count="0" meta:image-count="0" meta:object-count="0" meta:page-count="7" meta:paragraph-count="31" meta:word-count="1356" meta:character-count="11259"/>
    <meta:template xlink:type="simple" xlink:actuate="onRequest" xlink:title="" xlink:href="Normal.dotm"/>
  </office:meta>
</office:document-meta>
</file>